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Standard">
      <style:text-properties officeooo:rsid="008fe896" officeooo:paragraph-rsid="008fe896"/>
    </style:style>
    <style:style style:name="P149" style:family="paragraph" style:parent-style-name="Standard">
      <style:text-properties officeooo:rsid="00914dd7" officeooo:paragraph-rsid="00914dd7"/>
    </style:style>
    <style:style style:name="P150" style:family="paragraph" style:parent-style-name="Standard">
      <style:text-properties officeooo:rsid="0093fbf4" officeooo:paragraph-rsid="0093fbf4"/>
    </style:style>
    <style:style style:name="P151" style:family="paragraph" style:parent-style-name="Preformatted_20_Text" style:list-style-name="L1"/>
    <style:style style:name="P15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4" style:family="paragraph" style:parent-style-name="Preformatted_20_Text" style:list-style-name="L1">
      <style:paragraph-properties style:writing-mode="lr-tb"/>
    </style:style>
    <style:style style:name="P15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6" style:family="paragraph" style:parent-style-name="Standard">
      <style:text-properties officeooo:rsid="00967981" officeooo:paragraph-rsid="0093fbf4"/>
    </style:style>
    <style:style style:name="P157" style:family="paragraph" style:parent-style-name="Standard">
      <style:text-properties officeooo:rsid="0099f8b8" officeooo:paragraph-rsid="0099f8b8"/>
    </style:style>
    <style:style style:name="P158" style:family="paragraph" style:parent-style-name="Text_20_body" style:list-style-name="L1"/>
    <style:style style:name="P15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style:style style:name="T334" style:family="text">
      <style:text-properties officeooo:rsid="00914dd7"/>
    </style:style>
    <style:style style:name="T335" style:family="text">
      <style:text-properties officeooo:rsid="0091c73d"/>
    </style:style>
    <style:style style:name="T336" style:family="text">
      <style:text-properties officeooo:rsid="0092cbfd"/>
    </style:style>
    <style:style style:name="T337" style:family="text">
      <style:text-properties officeooo:rsid="0095c9d5"/>
    </style:style>
    <style:style style:name="T338" style:family="text">
      <style:text-properties officeooo:rsid="00967981"/>
    </style:style>
    <style:style style:name="T339" style:family="text">
      <style:text-properties officeooo:rsid="0096e1a9"/>
    </style:style>
    <style:style style:name="T340" style:family="text">
      <style:text-properties officeooo:rsid="00982314"/>
    </style:style>
    <style:style style:name="T341" style:family="text">
      <style:text-properties officeooo:rsid="0098c3b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8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8"><text:span text:style-name="Strong_20_Emphasis">Edite o arquivo de configuração</text:span> para incluir um virtual host específico para o projeto. Por exemplo, adicione algo assim:</text:p>
          <text:p text:style-name="P152"><text:span text:style-name="Source_20_Text">&lt;VirtualHost *:80&gt;</text:span></text:p>
          <text:p text:style-name="P154"><text:span text:style-name="Source_20_Text"><text:s text:c="4"/>DocumentRoot "C:/laragon/www/joão ribeiro/Laravel 11 Framework, Ecossistema e Projetos Web/notes/public"</text:span></text:p>
          <text:p text:style-name="P154"><text:span text:style-name="Source_20_Text"><text:s text:c="4"/>ServerName notes.test</text:span></text:p>
          <text:p text:style-name="P154"><text:span text:style-name="Source_20_Text"><text:s text:c="4"/>&lt;Directory "C:/laragon/www/joão ribeiro/Laravel 11 Framework, Ecossistema e Projetos Web/notes/public"&gt;</text:span></text:p>
          <text:p text:style-name="P154"><text:span text:style-name="Source_20_Text"><text:s text:c="8"/>AllowOverride All</text:span></text:p>
          <text:p text:style-name="P154"><text:span text:style-name="Source_20_Text"><text:s text:c="8"/>Require all granted</text:span></text:p>
          <text:p text:style-name="P154"><text:span text:style-name="Source_20_Text"><text:s text:c="4"/>&lt;/Directory&gt;</text:span></text:p>
          <text:p text:style-name="P155"><text:span text:style-name="Source_20_Text">&lt;/VirtualHost&gt;</text:span></text:p>
        </text:list-item>
        <text:list-item>
          <text:p text:style-name="P158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9">Abra o arquivo <text:span text:style-name="Source_20_Text">C:\Windows\System32\drivers\etc\hosts</text:span> como administrador.</text:p>
            </text:list-item>
            <text:list-item>
              <text:p text:style-name="P158">Adicione a linha abaixo no final do arquivo:</text:p>
              <text:p text:style-name="P151">Copiar código</text:p>
              <text:p text:style-name="P153"><text:span text:style-name="Source_20_Text">127.0.0.1 notes.test</text:span></text:p>
            </text:list-item>
          </text:list>
        </text:list-item>
        <text:list-item>
          <text:p text:style-name="P158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48">114-exemplo prático de blade Components </text:p>
      <text:p text:style-name="P148">-<text:span text:style-name="T334">ok </text:span></text:p>
      <text:p text:style-name="P148"/>
      <text:p text:style-name="P149">115-<text:span text:style-name="T335">short attribute syntax </text:span></text:p>
      <text:p text:style-name="P149">-<text:span text:style-name="T336">simplificou a nomenclatura dos parâmetros utilizados entre: o Componente do contruct, o <text:tab/>componente que construi a view component, e a view que de fato usa o componente x-card-<text:tab/>algumacoisa. Esta última view que usa o componente, recebe os dados do controller e já <text:tab/>manda para que o componente com construct utilize e o envie para a view que constrói o <text:tab/>component e devolve novamente para a view que só chama o componente.</text:span></text:p>
      <text:p text:style-name="P149"/>
      <text:p text:style-name="P150">116-métodos de componentes </text:p>
      <text:p text:style-name="P150">-<text:span text:style-name="T337">as classes que são criadas ao criar um componente, têm seus métodos nativos, como por exemplo o <text:tab/>usado aqui: shouldRender() que serve para rnedirizar caso… </text:span></text:p>
      <text:p text:style-name="P150">-<text:span text:style-name="T338">é possível também, criar dentro da class do componente, métodos novos </text:span></text:p>
      <text:p text:style-name="P150"/>
      <text:p text:style-name="P156">117-<text:span text:style-name="T339">introdução aos Slots </text:span></text:p>
      <text:p text:style-name="P156">-<text:span text:style-name="T341">permite criar componentes mais flexíveis e mais reutilizáveis</text:span></text:p>
      <text:p text:style-name="P156">-<text:span text:style-name="T340">permitem passar conteúdo para dentro do componente</text:span></text:p>
      <text:p text:style-name="P156"/>
      <text:p text:style-name="P157">118-</text:p>
      <text:p text:style-name="P150"/>
      <text:p text:style-name="P149"/>
      <text:p text:style-name="P149"/>
      <text:p text:style-name="P147"/>
      <text:p text:style-name="P147"/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><text:soft-page-break/></text:p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5T13:22:27.435000000</dc:date>
    <meta:editing-duration>PT15H51M42S</meta:editing-duration>
    <meta:editing-cycles>119</meta:editing-cycles>
    <meta:generator>LibreOffice/24.2.2.2$Windows_X86_64 LibreOffice_project/d56cc158d8a96260b836f100ef4b4ef25d6f1a01</meta:generator>
    <meta:document-statistic meta:table-count="0" meta:image-count="0" meta:object-count="0" meta:page-count="16" meta:paragraph-count="453" meta:word-count="5047" meta:character-count="32847" meta:non-whitespace-character-count="27455"/>
  </office:meta>
</office:document-meta>
</file>